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Cribl install</text:p>
      <text:p text:style-name="Normal"> </text:p>
      <text:p text:style-name="Normal">sudo adduser cribl</text:p>
      <text:p text:style-name="Normal">cd/opt</text:p>
      <text:p text:style-name="Normal">sudo curl -Lso - $(curl - s<text:s/><text:a xlink:href="https://cdn.cribl.io/dl/latest" office:target-frame-name="_top" xlink:show="replace"><text:span text:style-name="Hyperlink">https://cdn.cribl.io/dl/latest</text:span></text:a>) | sudo tar zxvf -</text:p>
      <text:p text:style-name="Normal">sudo chown -R cribl:cribl cribl</text:p>
      <text:p text:style-name="Normal">cd cribl/bin</text:p>
      <text:p text:style-name="Normal">sudo ./cribl boot-start enable -u cribl</text:p>
      <text:p text:style-name="Normal">sudo systemctl start cribl</text:p>
      <text:p text:style-name="Normal">sudo ./cribl status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style:style style:name="Hyperlink" style:display-name="Hyperlink" style:family="text" style:parent-style-name="DefaultParagraphFont">
      <style:text-properties fo:color="#467886" style:text-underline-type="single" style:text-underline-style="solid" style:text-underline-width="auto" style:text-underline-mode="continuous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babatunde kuye</meta:initial-creator>
    <dc:creator>babatunde kuye</dc:creator>
    <meta:creation-date>2024-09-22T05:50:00Z</meta:creation-date>
    <dc:date>2024-09-22T05:51:00Z</dc:date>
    <meta:template xlink:href="Normal" xlink:type="simple"/>
    <meta:editing-cycles>1</meta:editing-cycles>
    <meta:editing-duration>PT60S</meta:editing-duration>
    <meta:document-statistic meta:page-count="1" meta:paragraph-count="1" meta:word-count="44" meta:character-count="298" meta:row-count="2" meta:non-whitespace-character-count="255"/>
  </office:meta>
</office:document-meta>
</file>